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JodaTime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SUM([.B2:.C2])" office:value-type="float" office:value="40">
            <text:p>40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SUM([.B3:.C3])" office:value-type="float" office:value="32">
            <text:p>32</text:p>
          </table:table-cell>
        </table:table-row>
        <table:table-row table:style-name="ro1">
          <table:table-cell/>
          <table:table-cell table:formula="of:=SUM([.B2:.B3])" office:value-type="float" office:value="38">
            <text:p>38</text:p>
          </table:table-cell>
          <table:table-cell table:formula="of:=SUM([.C2:.C3])" office:value-type="float" office:value="34">
            <text:p>34</text:p>
          </table:table-cell>
          <table:table-cell table:formula="of:=SUM([.D2:.D3])" office:value-type="float" office:value="72">
            <text:p>7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(a)</text:p>
          </table:table-cell>
          <table:table-cell table:formula="of:=([.B2]+[.C3])/[.D4]" office:value-type="float" office:value="0.694444444444444">
            <text:p>0.69</text:p>
          </table:table-cell>
          <table:table-cell table:number-columns-repeated="2"/>
        </table:table-row>
        <table:table-row table:style-name="ro1">
          <table:table-cell office:value-type="string">
            <text:p>P(e)</text:p>
          </table:table-cell>
          <table:table-cell table:formula="of:=([.B4]/[.D4])*([.D2]/[.D4])+([.C4]/[.D4])*([.D3]/[.D4])" office:value-type="float" office:value="0.503086419753086">
            <text:p>0.5</text:p>
          </table:table-cell>
          <table:table-cell table:number-columns-repeated="2"/>
        </table:table-row>
        <table:table-row table:style-name="ro1">
          <table:table-cell office:value-type="string">
            <text:p>P_max</text:p>
          </table:table-cell>
          <table:table-cell table:formula="of:=MIN([.D2];[.B4])/[.D4]+MIN([.C4];[.D3])/[.D4]" office:value-type="float" office:value="0.972222222222222">
            <text:p>0.9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k</text:p>
          </table:table-cell>
          <table:table-cell table:formula="of:=([.B6]-[.B7])/(1-[.B7])" office:value-type="float" office:value="0.385093167701863">
            <text:p>0.39</text:p>
          </table:table-cell>
          <table:table-cell table:number-columns-repeated="2"/>
        </table:table-row>
        <table:table-row table:style-name="ro1">
          <table:table-cell office:value-type="string">
            <text:p>k_max</text:p>
          </table:table-cell>
          <table:table-cell table:formula="of:=([.B8]-[.B7])/(1-[.B7])" office:value-type="float" office:value="0.944099378881988">
            <text:p>0.94</text:p>
          </table:table-cell>
          <table:table-cell table:number-columns-repeated="2"/>
        </table:table-row>
      </table:table>
      <table:table table:name="math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formula="of:=SUM([.B2:.C2])" office:value-type="float" office:value="56">
            <text:p>56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formula="of:=SUM([.B3:.C3])" office:value-type="float" office:value="42">
            <text:p>42</text:p>
          </table:table-cell>
        </table:table-row>
        <table:table-row table:style-name="ro1">
          <table:table-cell/>
          <table:table-cell table:formula="of:=SUM([.B2:.B3])" office:value-type="float" office:value="33">
            <text:p>33</text:p>
          </table:table-cell>
          <table:table-cell table:formula="of:=SUM([.C2:.C3])" office:value-type="float" office:value="65">
            <text:p>65</text:p>
          </table:table-cell>
          <table:table-cell table:formula="of:=SUM([.D2:.D3])" office:value-type="float" office:value="98">
            <text:p>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(a)</text:p>
          </table:table-cell>
          <table:table-cell table:formula="of:=([.B2]+[.C3])/[.D4]" office:value-type="float" office:value="0.744897959183674">
            <text:p>0.74</text:p>
          </table:table-cell>
          <table:table-cell table:number-columns-repeated="2"/>
        </table:table-row>
        <table:table-row table:style-name="ro1">
          <table:table-cell office:value-type="string">
            <text:p>P(e)</text:p>
          </table:table-cell>
          <table:table-cell table:formula="of:=([.B4]/[.D4])*([.D2]/[.D4])+([.C4]/[.D4])*([.D3]/[.D4])" office:value-type="float" office:value="0.47667638483965">
            <text:p>0.48</text:p>
          </table:table-cell>
          <table:table-cell table:number-columns-repeated="2"/>
        </table:table-row>
        <table:table-row table:style-name="ro1">
          <table:table-cell office:value-type="string">
            <text:p>P_max</text:p>
          </table:table-cell>
          <table:table-cell table:formula="of:=MIN([.D2];[.B4])/[.D4]+MIN([.C4];[.D3])/[.D4]" office:value-type="float" office:value="0.76530612244898">
            <text:p>0.7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k</text:p>
          </table:table-cell>
          <table:table-cell table:formula="of:=([.B6]-[.B7])/(1-[.B7])" office:value-type="float" office:value="0.512534818941504">
            <text:p>0.51</text:p>
          </table:table-cell>
          <table:table-cell table:number-columns-repeated="2"/>
        </table:table-row>
        <table:table-row table:style-name="ro1">
          <table:table-cell office:value-type="string">
            <text:p>k_max</text:p>
          </table:table-cell>
          <table:table-cell table:formula="of:=([.B8]-[.B7])/(1-[.B7])" office:value-type="float" office:value="0.551532033426184">
            <text:p>0.55</text:p>
          </table:table-cell>
          <table:table-cell table:number-columns-repeated="2"/>
        </table:table-row>
      </table:table>
      <table:table table:name="java_col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yes</text:p>
          </table:table-cell>
          <table:table-cell table:number-columns-repeated="2" office:value-type="float" office:value="15">
            <text:p>15</text:p>
          </table:table-cell>
          <table:table-cell table:formula="of:=SUM([.B2:.C2])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no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SUM([.B3:.C3])" office:value-type="float" office:value="77">
            <text:p>77</text:p>
          </table:table-cell>
          <table:table-cell table:number-columns-repeated="2"/>
        </table:table-row>
        <table:table-row table:style-name="ro1">
          <table:table-cell/>
          <table:table-cell table:formula="of:=SUM([.B2:.B3])" office:value-type="float" office:value="31">
            <text:p>31</text:p>
          </table:table-cell>
          <table:table-cell table:formula="of:=SUM([.C2:.C3])" office:value-type="float" office:value="76">
            <text:p>76</text:p>
          </table:table-cell>
          <table:table-cell table:formula="of:=SUM([.D2:.D3])" office:value-type="float" office:value="107">
            <text:p>10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(a)</text:p>
          </table:table-cell>
          <table:table-cell table:formula="of:=([.B2]+[.C3])/[.D4]" office:value-type="float" office:value="0.710280373831776">
            <text:p>0.71</text:p>
          </table:table-cell>
          <table:table-cell table:number-columns-repeated="4"/>
        </table:table-row>
        <table:table-row table:style-name="ro1">
          <table:table-cell office:value-type="string">
            <text:p>P(e)</text:p>
          </table:table-cell>
          <table:table-cell table:formula="of:=([.B4]/[.D4])*([.D2]/[.D4])+([.C4]/[.D4])*([.D3]/[.D4])" office:value-type="float" office:value="0.592366145514892">
            <text:p>0.59</text:p>
          </table:table-cell>
          <table:table-cell table:number-columns-repeated="4"/>
        </table:table-row>
        <table:table-row table:style-name="ro1">
          <table:table-cell office:value-type="string">
            <text:p>P_max</text:p>
          </table:table-cell>
          <table:table-cell table:formula="of:=MIN([.D2];[.B4])/[.D4]+MIN([.C4];[.D3])/[.D4]" office:value-type="float" office:value="0.990654205607476">
            <text:p>0.9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k</text:p>
          </table:table-cell>
          <table:table-cell table:formula="of:=([.B6]-[.B7])/(1-[.B7])" office:value-type="float" office:value="0.28926505249625">
            <text:p>0.29</text:p>
          </table:table-cell>
          <table:table-cell table:number-columns-repeated="4"/>
        </table:table-row>
        <table:table-row table:style-name="ro1">
          <table:table-cell office:value-type="string">
            <text:p>k_max</text:p>
          </table:table-cell>
          <table:table-cell table:formula="of:=([.B8]-[.B7])/(1-[.B7])" office:value-type="float" office:value="0.977073066209556">
            <text:p>0.98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4"/>
        </table:table-row>
      </table:table>
      <table:table table:name="java_col2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yes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SUM([.B2:.C2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no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table:formula="of:=SUM([.B3:.C3])" office:value-type="float" office:value="88">
            <text:p>88</text:p>
          </table:table-cell>
          <table:table-cell table:number-columns-repeated="3"/>
        </table:table-row>
        <table:table-row table:style-name="ro1">
          <table:table-cell/>
          <table:table-cell table:formula="of:=SUM([.B2:.B3])" office:value-type="float" office:value="24">
            <text:p>24</text:p>
          </table:table-cell>
          <table:table-cell table:formula="of:=SUM([.C2:.C3])" office:value-type="float" office:value="89">
            <text:p>89</text:p>
          </table:table-cell>
          <table:table-cell table:formula="of:=SUM([.D2:.D3]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(a)</text:p>
          </table:table-cell>
          <table:table-cell table:formula="of:=([.B2]+[.C3])/[.D4]" office:value-type="float" office:value="0.867256637168142">
            <text:p>0.87</text:p>
          </table:table-cell>
          <table:table-cell office:value-type="string">
            <text:p>P(no)</text:p>
          </table:table-cell>
          <table:table-cell table:formula="of:=([.C4]+[.D3])/([.D4]+[.D4])" office:value-type="float" office:value="0.783185840707965">
            <text:p>0.78</text:p>
          </table:table-cell>
          <table:table-cell table:number-columns-repeated="3"/>
        </table:table-row>
        <table:table-row table:style-name="ro1">
          <table:table-cell office:value-type="string">
            <text:p>P(e)</text:p>
          </table:table-cell>
          <table:table-cell table:formula="of:=([.B4]/[.D4])*([.D2]/[.D4])+([.C4]/[.D4])*([.D3]/[.D4])" office:value-type="float" office:value="0.660349283420785">
            <text:p>0.66</text:p>
          </table:table-cell>
          <table:table-cell office:value-type="string">
            <text:p>P(yes)</text:p>
          </table:table-cell>
          <table:table-cell table:formula="of:=([.B4]+[.D2])/([.D4]+[.D4])" office:value-type="float" office:value="0.216814159292035">
            <text:p>0.22</text:p>
          </table:table-cell>
          <table:table-cell table:number-columns-repeated="3"/>
        </table:table-row>
        <table:table-row table:style-name="ro1">
          <table:table-cell office:value-type="string">
            <text:p>P_max</text:p>
          </table:table-cell>
          <table:table-cell table:formula="of:=MIN([.D2];[.B4])/[.D4]+MIN([.C4];[.D3])/[.D4]" office:value-type="float" office:value="0.991150442477876">
            <text:p>0.99</text:p>
          </table:table-cell>
          <table:table-cell office:value-type="string">
            <text:p>P(e)</text:p>
          </table:table-cell>
          <table:table-cell table:formula="of:=[.D6]*[.D6]+[.D7]*[.D7]" office:value-type="float" office:value="0.660388440754953">
            <text:p>0.6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k</text:p>
          </table:table-cell>
          <table:table-cell table:formula="of:=([.B6]-[.B7])/(1-[.B7])" office:value-type="float" office:value="0.60917685035739">
            <text:p>0.61</text:p>
          </table:table-cell>
          <table:table-cell office:value-type="string">
            <text:p>k</text:p>
          </table:table-cell>
          <table:table-cell table:formula="of:=([.B6]-[.D8])/(1-[.D8])" office:value-type="float" office:value="0.609131788308544">
            <text:p>0.61</text:p>
          </table:table-cell>
          <table:table-cell table:number-columns-repeated="3"/>
        </table:table-row>
        <table:table-row table:style-name="ro1">
          <table:table-cell office:value-type="string">
            <text:p>k_max</text:p>
          </table:table-cell>
          <table:table-cell table:formula="of:=([.B8]-[.B7])/(1-[.B7])" office:value-type="float" office:value="0.973945123357159">
            <text:p>0.97</text:p>
          </table:table-cell>
          <table:table-cell table:number-columns-repeated="5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3"/>
          <table:table-cell table:style-name="Excel_20_Built-in_20_Normal" table:number-columns-repeated="4"/>
        </table:table-row>
      </table:table>
      <table:table table:name="jcol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table:formula="of:=SUM([.B2:.C2])" office:value-type="float" office:value="63">
            <text:p>63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table:formula="of:=SUM([.B3:.C3])" office:value-type="float" office:value="87">
            <text:p>87</text:p>
          </table:table-cell>
        </table:table-row>
        <table:table-row table:style-name="ro1">
          <table:table-cell/>
          <table:table-cell table:formula="of:=SUM([.B2:.B3])" office:value-type="float" office:value="43">
            <text:p>43</text:p>
          </table:table-cell>
          <table:table-cell table:formula="of:=SUM([.C2:.C3])" office:value-type="float" office:value="107">
            <text:p>107</text:p>
          </table:table-cell>
          <table:table-cell table:formula="of:=SUM([.D2:.D3])" office:value-type="float" office:value="150">
            <text:p>1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(a)</text:p>
          </table:table-cell>
          <table:table-cell table:formula="of:=([.B2]+[.C3])/[.D4]" office:value-type="float" office:value="0.8">
            <text:p>0.8</text:p>
          </table:table-cell>
          <table:table-cell table:number-columns-repeated="2"/>
        </table:table-row>
        <table:table-row table:style-name="ro1">
          <table:table-cell office:value-type="string">
            <text:p>P(e)</text:p>
          </table:table-cell>
          <table:table-cell table:formula="of:=([.B4]/[.D4])*([.D2]/[.D4])+([.C4]/[.D4])*([.D3]/[.D4])" office:value-type="float" office:value="0.534133333333333">
            <text:p>0.53</text:p>
          </table:table-cell>
          <table:table-cell table:number-columns-repeated="2"/>
        </table:table-row>
        <table:table-row table:style-name="ro1">
          <table:table-cell office:value-type="string">
            <text:p>P_max</text:p>
          </table:table-cell>
          <table:table-cell table:formula="of:=MIN([.D2];[.B4])/[.D4]+MIN([.C4];[.D3])/[.D4]" office:value-type="float" office:value="0.866666666666667">
            <text:p>0.8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k</text:p>
          </table:table-cell>
          <table:table-cell table:formula="of:=([.B6]-[.B7])/(1-[.B7])" office:value-type="float" office:value="0.570692615912994">
            <text:p>0.57</text:p>
          </table:table-cell>
          <table:table-cell table:number-columns-repeated="2"/>
        </table:table-row>
        <table:table-row table:style-name="ro1">
          <table:table-cell office:value-type="string">
            <text:p>k_max</text:p>
          </table:table-cell>
          <table:table-cell table:formula="of:=([.B8]-[.B7])/(1-[.B7])" office:value-type="float" office:value="0.713795077275329">
            <text:p>0.71</text:p>
          </table:table-cell>
          <table:table-cell table:number-columns-repeated="2"/>
        </table:table-row>
      </table:table>
      <table:table table:name="Smack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table:formula="of:=SUM([.B2:.C2])" office:value-type="float" office:value="59">
            <text:p>59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formula="of:=SUM([.B3:.C3])" office:value-type="float" office:value="27">
            <text:p>27</text:p>
          </table:table-cell>
        </table:table-row>
        <table:table-row table:style-name="ro1">
          <table:table-cell/>
          <table:table-cell table:formula="of:=SUM([.B2:.B3])" office:value-type="float" office:value="57">
            <text:p>57</text:p>
          </table:table-cell>
          <table:table-cell table:formula="of:=SUM([.C2:.C3])" office:value-type="float" office:value="29">
            <text:p>29</text:p>
          </table:table-cell>
          <table:table-cell table:formula="of:=SUM([.D2:.D3])" office:value-type="float" office:value="86">
            <text:p>8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(a)</text:p>
          </table:table-cell>
          <table:table-cell table:formula="of:=([.B2]+[.C3])/[.D4]" office:value-type="float" office:value="0.837209302325581">
            <text:p>0.84</text:p>
          </table:table-cell>
          <table:table-cell table:number-columns-repeated="2"/>
        </table:table-row>
        <table:table-row table:style-name="ro1">
          <table:table-cell office:value-type="string">
            <text:p>P(e)</text:p>
          </table:table-cell>
          <table:table-cell table:formula="of:=([.B4]/[.D4])*([.D2]/[.D4])+([.C4]/[.D4])*([.D3]/[.D4])" office:value-type="float" office:value="0.560573282855598">
            <text:p>0.56</text:p>
          </table:table-cell>
          <table:table-cell table:number-columns-repeated="2"/>
        </table:table-row>
        <table:table-row table:style-name="ro1">
          <table:table-cell office:value-type="string">
            <text:p>P_max</text:p>
          </table:table-cell>
          <table:table-cell table:formula="of:=MIN([.D2];[.B4])/[.D4]+MIN([.C4];[.D3])/[.D4]" office:value-type="float" office:value="0.976744186046512">
            <text:p>0.9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k</text:p>
          </table:table-cell>
          <table:table-cell table:formula="of:=([.B6]-[.B7])/(1-[.B7])" office:value-type="float" office:value="0.629538461538462">
            <text:p>0.63</text:p>
          </table:table-cell>
          <table:table-cell table:number-columns-repeated="2"/>
        </table:table-row>
        <table:table-row table:style-name="ro1">
          <table:table-cell office:value-type="string">
            <text:p>k_max</text:p>
          </table:table-cell>
          <table:table-cell table:formula="of:=([.B8]-[.B7])/(1-[.B7])" office:value-type="float" office:value="0.947076923076923">
            <text:p>0.9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P0" style:volatile="true">
      <number:text>TRUE</number:text>
    </number:number-style>
    <number:number-style style:name="N116P1" style:volatile="true">
      <number:text>TRUE</number:text>
    </number:number-style>
    <number:number-style style:name="N116">
      <number:text>FALSE</number:text>
      <style:map style:condition="value()&gt;0" style:apply-style-name="N116P0"/>
      <style:map style:condition="value()&lt;0" style:apply-style-name="N116P1"/>
    </number:number-style>
    <number:date-style style:name="N15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5107" number:language="en" number:country="CA">
      <number:day number:style="long"/>
      <number:text>-</number:text>
      <number:month number:textual="true"/>
    </number:date-style>
    <number:date-style style:name="N15108" number:language="en" number:country="CA">
      <number:month number:textual="true"/>
      <number:text>-</number:text>
      <number:year/>
    </number:date-style>
    <number:time-style style:name="N15109" number:language="en" number:country="CA">
      <number:hours/>
      <number:text>:</number:text>
      <number:minutes number:style="long"/>
      <number:text> </number:text>
      <number:am-pm/>
    </number:time-style>
    <number:time-style style:name="N15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11" number:language="en" number:country="CA">
      <number:hours/>
      <number:text>:</number:text>
      <number:minutes number:style="long"/>
    </number:time-style>
    <number:time-style style:name="N15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5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1">31/08/2013</text:date>, <text:time>13:4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8H20M18S</meta:editing-duration>
    <meta:editing-cycles>8</meta:editing-cycles>
    <meta:generator>OpenOffice.org/3.1$Win32 OpenOffice.org_project/310m19$Build-9420</meta:generator>
    <dc:date>2013-08-31T13:42:23.29</dc:date>
    <dc:creator>Gayane Petrosyan</dc:creator>
    <meta:document-statistic meta:table-count="6" meta:cell-count="146" meta:object-count="0"/>
    <meta:user-defined meta:name="Info 1"/>
    <meta:user-defined meta:name="Info 2"/>
    <meta:user-defined meta:name="Info 3"/>
    <meta:user-defined meta:name="Info 4"/>
  </office:meta>
</office:document-meta>
</file>